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6" style:family="paragraph" style:parent-style-name="Standard">
      <style:paragraph-properties fo:margin-top="0in" fo:margin-bottom="0in" style:contextual-spacing="false" fo:text-align="center" style:justify-single-word="false"/>
      <style:text-properties style:font-name="Georgia" officeooo:rsid="010e83ad" officeooo:paragraph-rsid="010e83ad"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1097a8" officeooo:paragraph-rsid="011097a8" style:font-name-complex="Georgia"/>
    </style:style>
    <style:style style:name="P38" style:family="paragraph" style:parent-style-name="Standard">
      <style:paragraph-properties fo:margin-top="0in" fo:margin-bottom="0in" style:contextual-spacing="false" fo:text-align="center" style:justify-single-word="false"/>
      <style:text-properties style:font-name="Georgia" officeooo:rsid="011097a8" officeooo:paragraph-rsid="011097a8"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style:style style:name="T234" style:family="text">
      <style:text-properties officeooo:rsid="01035f34"/>
    </style:style>
    <style:style style:name="T235" style:family="text">
      <style:text-properties officeooo:rsid="01040f3c"/>
    </style:style>
    <style:style style:name="T236" style:family="text">
      <style:text-properties officeooo:rsid="01045a49"/>
    </style:style>
    <style:style style:name="T237" style:family="text">
      <style:text-properties officeooo:rsid="0105a252"/>
    </style:style>
    <style:style style:name="T238" style:family="text">
      <style:text-properties officeooo:rsid="0106e353"/>
    </style:style>
    <style:style style:name="T239" style:family="text">
      <style:text-properties officeooo:rsid="010871cc"/>
    </style:style>
    <style:style style:name="T240" style:family="text">
      <style:text-properties officeooo:rsid="0109b2d8"/>
    </style:style>
    <style:style style:name="T241" style:family="text">
      <style:text-properties officeooo:rsid="010b11e8"/>
    </style:style>
    <style:style style:name="T242" style:family="text">
      <style:text-properties officeooo:rsid="010ca373"/>
    </style:style>
    <style:style style:name="T243" style:family="text">
      <style:text-properties officeooo:rsid="010e83ad"/>
    </style:style>
    <style:style style:name="T244" style:family="text">
      <style:text-properties officeooo:rsid="010e95e8"/>
    </style:style>
    <style:style style:name="T245" style:family="text">
      <style:text-properties officeooo:rsid="011013aa"/>
    </style:style>
    <style:style style:name="T246" style:family="text">
      <style:text-properties officeooo:rsid="011097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text:p text:style-name="P33"><text:s text:c="5"/><text:span text:style-name="T234">Now here he was ending an interrogation. Russ didn’t like the death penalty but what could he do? The law was the law. The government had sanctioned the law and put it on the unofficial books. </text:span><text:span text:style-name="T235">Usually records made to time travel were only kept at the central complex. Only an obscure line about the enforcement of time travel was kept on the books.</text:span></text:p>
      <text:p text:style-name="P33"><text:s text:c="5"/><text:span text:style-name="T236">Sitting down at a desk outside the interrogation room, Russ began making notes. He watched as guards took the prisoner back to his holding cell.</text:span></text:p>
      <text:p text:style-name="P33"><text:s text:c="5"/><text:span text:style-name="T237">Russ continued his note taking for a few hours. Everything that had occurred was video taped, but Russ wanted to have an official document to go along with the video recording. With a photographic memory, it wasn’t difficult to produce.</text:span></text:p>
      <text:p text:style-name="P33"><text:s text:c="5"/><text:span text:style-name="T238">Drinking a cup of coffee Russ wondered what would make a man hide in the past and commit crimes against time. It made no sense to him. </text:span><text:span text:style-name="T239">These people were all against time for some reason. They didn’t believe time travel should be allowed.</text:span></text:p>
      <text:p text:style-name="P33"><text:soft-page-break/><text:s text:c="5"/><text:span text:style-name="T239">Such nonsense. Trying to go against the grain of a great organization. Russ shook his head. He scribbled down some thoughts on the pad he had been writing on. </text:span><text:span text:style-name="T240">Reformations about time travel. </text:span><text:span text:style-name="T241">Things to make the human brain think. He had to stay with it, there wasn’t time to dilly dally with the lives of those who were fighting the good fight.</text:span></text:p>
      <text:p text:style-name="P33"><text:s text:c="5"/><text:span text:style-name="T242">Russ looked at what he wrote. He felt it was a good start to a constitution of sorts. The constitution of the time travel agency, it needed one. They didn’t have anything like it on record. He smiled at the thought. </text:span><text:span text:style-name="T243">Chief would have to sign off on it of course, but Russ was sure he would.</text:span></text:p>
      <text:p text:style-name="P33"><text:s text:c="5"/><text:span text:style-name="T243">Looking around, Russ saw another interrogation going on. He peered through the window at them. It was going pretty hot in there. Heated arguments being flung around. Accusations against either party being said. Russ was glad he wasn’t in there. They would have to pry him out of there with a crowbar.</text:span></text:p>
      <text:p text:style-name="P33"><text:s text:c="5"/><text:span text:style-name="T243">Walking away from the observation window, Russ headed back to his apartment to think about the time travel constitution more.</text:span></text:p>
      <text:p text:style-name="P33"/>
      <text:p text:style-name="P36">* * *</text:p>
      <text:p text:style-name="P33"/>
      <text:p text:style-name="P33"><text:s text:c="5"/><text:span text:style-name="T243">Chief was sitting at his desk. He was pleased with the work that was being done on cracking down against wanted time criminals. </text:span><text:span text:style-name="T244">There wasn’t anything more than wanting them all behind bars that he wished for. Processing them to the full extent of the law. It was a shame some of them would have to be put to death but they knew that would be the punishment when they signed up for this job.</text:span></text:p>
      <text:p text:style-name="P33"><text:s text:c="5"/><text:span text:style-name="T244">It was time travel one oh one. Quite a simple task if you were to ask anyone who had traveled long </text:span><text:soft-page-break/><text:span text:style-name="T244">enough to know. Chief smirked at the thought. He and Russ had been at this job for a long time. In all his years of service, Chief had never seen someone do a clean of a job as Russ on patrolling the time stream. He was a straight arrow. Everything ran smoothly under Russ’s watchful eye. Chief was glad about that.</text:span></text:p>
      <text:p text:style-name="P33"><text:s text:c="5"/><text:span text:style-name="T244">Knock knock knock.</text:span></text:p>
      <text:p text:style-name="P33"><text:s text:c="5"/>“<text:span text:style-name="T244">Come.” Chief said.</text:span></text:p>
      <text:p text:style-name="P33"><text:s text:c="5"/><text:span text:style-name="T244">Turning around in his chair he saw Jones at the door.</text:span></text:p>
      <text:p text:style-name="P33"><text:s text:c="5"/>“<text:span text:style-name="T244">Chief.” Jones began. “I came to tender my resignation.” He said.</text:span></text:p>
      <text:p text:style-name="P33"><text:s text:c="5"/><text:span text:style-name="T244">Chief looked at Jones. What was he talking about his resignation? It didn’t make any sense.</text:span></text:p>
      <text:p text:style-name="P33"><text:s text:c="5"/><text:span text:style-name="T244">Jones put a red folder on Chief’s desk. Chief didn’t have to look at it to know what it had inside. Probably a fully thought out resignation letter.</text:span></text:p>
      <text:p text:style-name="P33"><text:s text:c="5"/><text:span text:style-name="T244">Chief nodded. “I don’t suppose there’s a way to change your mind about any of this.” He said.</text:span></text:p>
      <text:p text:style-name="P33"><text:s text:c="5"/><text:span text:style-name="T244">Jones shook his head. “No sir.”</text:span></text:p>
      <text:p text:style-name="P33"><text:s text:c="5"/><text:span text:style-name="T245">Chief nodded. “I see. So you’ve come to this conclusion and you’ve thought about it long and hard I take it.”</text:span></text:p>
      <text:p text:style-name="P33"><text:s text:c="5"/><text:span text:style-name="T245">Jones nodded. “Yes sir.” He stood at attention.</text:span></text:p>
      <text:p text:style-name="P33"><text:s text:c="5"/>“<text:span text:style-name="T245">At ease Jones, we’re not in the military. Loosen up a bit.”</text:span></text:p>
      <text:p text:style-name="P33"><text:s text:c="5"/><text:span text:style-name="T245">Jones relaxed his shoulders.</text:span></text:p>
      <text:p text:style-name="P33"><text:s text:c="5"/>“<text:span text:style-name="T246">You’re uh fully aware of the procedure we must perform on you.” Chief said.</text:span></text:p>
      <text:p text:style-name="P33"><text:s text:c="5"/><text:span text:style-name="T246">Jones nodded. “I do sir.”</text:span></text:p>
      <text:p text:style-name="P33"><text:s text:c="5"/><text:span text:style-name="T246">A mandatory mental wipe was to be performed so no one outside of the complex would know time travel existed. Doctor Long hated doing them because of how dangerous they were to the subject, but she knew they were important.</text:span></text:p>
      <text:p text:style-name="P33"><text:soft-page-break/><text:s text:c="5"/>“<text:span text:style-name="T246">I see.” Chief said. “Report to Doctor Long at once. We’ll get you squared away after that.”</text:span></text:p>
      <text:p text:style-name="P33"><text:s text:c="5"/>“<text:span text:style-name="T246">Aye sir.” Jones said. “And sir, just so you know I didn’t take this thought lightly. I thought about it long and hard, I just didn’t wake up one morning and decide I wanted out. I’ve been wanting out for a while now.”</text:span></text:p>
      <text:p text:style-name="P33"><text:s text:c="5"/><text:span text:style-name="T246">Chief smiled. “I could tell Jones. The stress of the job was getting to you.”</text:span></text:p>
      <text:p text:style-name="P33"><text:s text:c="5"/>“<text:span text:style-name="T246">That’s right.”</text:span></text:p>
      <text:p text:style-name="P33"><text:s text:c="5"/>“<text:span text:style-name="T246">Why didn’t you run? We’ve had other operatives crack under the pressure and they just ran off. Why didn’t you?” Chief asked.</text:span></text:p>
      <text:p text:style-name="P33"><text:s text:c="5"/>“<text:span text:style-name="T246">Where would I go Chief? You’re the only family I know.” Jones said.</text:span></text:p>
      <text:p text:style-name="P33"><text:s text:c="5"/>“<text:span text:style-name="T246">All the more reason to stay.” Chief responded.</text:span></text:p>
      <text:p text:style-name="P33"><text:s text:c="5"/><text:span text:style-name="T246">Jones shook his head. “No sir, I can’t. I need to go live my life outside of time traveling.”</text:span></text:p>
      <text:p text:style-name="P33"><text:s text:c="5"/><text:span text:style-name="T246">Chief nodded. “Understood son, understood. Report to Doctor Long.”</text:span></text:p>
      <text:p text:style-name="P33"><text:s text:c="5"/>“<text:span text:style-name="T246">Aye.”</text:span></text:p>
      <text:p text:style-name="P33"/>
      <text:p text:style-name="P38">* * *</text:p>
      <text:p text:style-name="P37"/>
      <text:p text:style-name="P37"><text:s text:c="5"/>Doctor Long sat in her office waiting for Jones to come to the medical b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30T14:27:56.715000000</dc:date>
    <meta:editing-cycles>259</meta:editing-cycles>
    <meta:generator>LibreOffice/7.4.1.2$Windows_X86_64 LibreOffice_project/3c58a8f3a960df8bc8fd77b461821e42c061c5f0</meta:generator>
    <meta:editing-duration>PT9H49M28S</meta:editing-duration>
    <meta:document-statistic meta:table-count="0" meta:image-count="0" meta:object-count="0" meta:page-count="54" meta:paragraph-count="660" meta:word-count="14115" meta:character-count="78708" meta:non-whitespace-character-count="62071"/>
  </office:meta>
</office:document-meta>
</file>